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Life And Times of a Mental Health Patient.</text:p>
      <text:p text:style-name="P1"/>
      <text:p text:style-name="P1"/>
      <text:p text:style-name="P1">Written by Anthony Robert Well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Chapter One – Year One</text:p>
      <text:p text:style-name="P1"/>
      <text:p text:style-name="P2"/>
      <text:p text:style-name="P2">Memory One – A gentle rain.</text:p>
      <text:p text:style-name="P2"/>
      <text:p text:style-name="P3">I was a baby in my pram. Although at such a young age, I could appreciate the pattern to the rain-fall. It fell against the plastic cover to the pram. I recall strong feelings of love and happiness gently through my body. </text:p>
      <text:p text:style-name="P3"/>
      <text:p text:style-name="P3">We were in Dalston, where I was born and raised. Around the back, where there was a pet shop, a kebab house and several other low-key stores.</text:p>
      <text:p text:style-name="P3"/>
      <text:p text:style-name="P3">I do not remember going there, or returning, just the serene feeling of happiness and love as my Mother and Grandmother stood beside the pram talking.</text:p>
      <text:p text:style-name="P3"/>
      <text:p text:style-name="P3">I often think back to this moment. It showed such hope and promise for the future. A future that never really happened, but this memory is always a pleasant one.</text:p>
      <text:p text:style-name="P3"/>
      <text:p text:style-name="P3">Often when I feel down, I go back to this place. To remember how beautiful life can be, with no more than a gentle sound and a nice feeling.</text:p>
      <text:p text:style-name="P3"/>
      <text:p text:style-name="P3">It is probably the memory I've re-visited the most, in my life. It is my earliest memory also.</text:p>
      <text:p text:style-name="P3"/>
      <text:p text:style-name="P1">Chapter Two – Year Two</text:p>
      <text:p text:style-name="P1"><text:tab/><text:tab/></text:p>
      <text:p text:style-name="P3"/>
      <text:p text:style-name="P2">Memory Two – An American Dog</text:p>
      <text:p text:style-name="P2"/>
      <text:p text:style-name="P3">I was around two years old. I was stood in my grandparents room. Before me was “Ned” - My uncle's American pit-bull. Despite their reputation for being stronger dogs, he was peaceful and loving like any of the other dogs our family had over the years.</text:p>
      <text:p text:style-name="P3"/>
      <text:p text:style-name="P3">I remember him looking up to me, me only being two I was only twice his height. I have a few other memories of him, the others being at my Uncle's flat, where he lived with him and their family after he moved into this, is first flat on his own.</text:p>
      <text:p text:style-name="P3"/>
      <text:p text:style-name="P3">Once there, he was joined by another dog, called “Sly” - he was a doberman pinscher and like “Ned” quite gentle in nature.</text:p>
      <text:p text:style-name="P4"><text:span text:style-name="T1"/></text:p>
      <text:p text:style-name="P4"><text:span text:style-name="T1">Chapter Three – Year Four</text:span></text:p>
      <text:p text:style-name="P3"/>
      <text:p text:style-name="P3"><text:span text:style-name="T1">Memory Three – Jesus</text:span></text:p>
      <text:p text:style-name="P3"><text:span text:style-name="T1"/></text:p>
      <text:p text:style-name="P3">I was four years old. I was sat in the middle of my grand parents bed. On the T.V was a religious movie about Jesus. To this day I can remember the strength of the connection between </text:p>
      <text:p text:style-name="P3">the movie and my emotions. I recall drifting off to sleep half way through the movie.</text:p>
      <text:p text:style-name="P3"/>
      <text:p text:style-name="P3">It's an odd memory for me. As despite it's connection to god and our existence, I rarely ever saw such movies again. Not on T.V or in the pictures. I guess religion plays second fiddle to Entertainment.</text:p>
      <text:p text:style-name="P3"><text:soft-page-break/></text:p>
      <text:p text:style-name="P3">I remember how Jesus looked in the movie. A very godly looking man, with long hair and a big beard surrounding his chin and face.</text:p>
      <text:p text:style-name="P3"/>
      <text:p text:style-name="P3">I would love a world, where religion, god and the concepts surrounding them, were as relevant on T.V as movies and music.</text:p>
      <text:p text:style-name="P3"/>
      <text:p text:style-name="P3"><text:span text:style-name="T1"/></text:p>
      <text:p text:style-name="P3"/>
      <text:p text:style-name="P3"><text:s/></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hony Wells</meta:initial-creator>
    <meta:creation-date>2019-12-31T00:22:43.41</meta:creation-date>
    <dc:date>2019-12-31T00:38:43.54</dc:date>
    <dc:creator>Anthony Wells</dc:creator>
    <meta:editing-duration>PT19S</meta:editing-duration>
    <meta:editing-cycles>1</meta:editing-cycles>
    <meta:generator>OpenOffice/4.1.7$Win32 OpenOffice.org_project/417m1$Build-9800</meta:generator>
    <meta:document-statistic meta:table-count="0" meta:image-count="0" meta:object-count="0" meta:page-count="3" meta:paragraph-count="24" meta:word-count="474" meta:character-count="2471"/>
  </office:meta>
</office:document-meta>
</file>